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ui-sans-serif, system-ui, sans-serif"/>
  </office:font-face-decls>
  <office:automatic-styles>
    <style:style style:name="P1" style:family="paragraph" style:parent-style-name="Standard">
      <style:paragraph-properties fo:text-align="start" style:justify-single-word="false"/>
      <style:text-properties fo:font-weight="bold" officeooo:rsid="001b4156" officeooo:paragraph-rsid="001b4156" style:font-weight-asian="bold" style:font-weight-complex="bold"/>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Text_20_body" style:list-style-name="L1">
      <style:paragraph-properties fo:margin-left="0.3126in" fo:margin-right="0.3126in" fo:margin-top="0in" fo:margin-bottom="0in" style:contextual-spacing="false" fo:line-height="162%" fo:text-align="start" style:justify-single-word="false" fo:orphans="0" fo:text-indent="0in" style:auto-text-indent="false" fo:padding="0in" fo:border="none"/>
    </style:style>
    <style:style style:name="P4" style:family="paragraph" style:parent-style-name="Text_20_body" style:list-style-name="L1">
      <style:paragraph-properties fo:margin-left="0.3126in" fo:margin-right="0.3126in" fo:margin-top="0in" fo:margin-bottom="0in" style:contextual-spacing="false" fo:line-height="140%" fo:text-align="start" style:justify-single-word="false" fo:orphans="0" fo:text-indent="0in" style:auto-text-indent="false" fo:padding="0in" fo:border="none"/>
    </style:style>
    <style:style style:name="P5" style:family="paragraph" style:parent-style-name="Text_20_body" style:list-style-name="L1">
      <style:paragraph-properties fo:margin-left="0.3126in" fo:margin-right="0.3126in" fo:margin-top="0in" fo:margin-bottom="0in" style:contextual-spacing="false" fo:line-height="140%" fo:text-align="start" style:justify-single-word="false" fo:orphans="0" fo:text-indent="0in" style:auto-text-indent="false" fo:padding="0in" fo:border="none"/>
      <style:text-properties fo:color="#1f2937" loext:opacity="100%" fo:font-size="10.5pt" fo:font-weight="normal" fo:background-color="#f9fafb" loext:padding="0in" loext:border="none"/>
    </style:style>
    <style:style style:name="P6" style:family="paragraph" style:parent-style-name="Text_20_body">
      <style:paragraph-properties fo:margin-left="0.3126in" fo:margin-right="0.3126in" fo:margin-top="0.1665in" fo:margin-bottom="0in" style:contextual-spacing="false" fo:line-height="162%" fo:text-align="start" style:justify-single-word="false" fo:orphans="0" fo:text-indent="0in" style:auto-text-indent="false" fo:padding="0in" fo:border="none"/>
      <style:text-properties fo:color="#1f2937" loext:opacity="100%" fo:font-size="13.5pt" fo:font-weight="normal" fo:background-color="#f9fafb" loext:padding="0in" loext:border="none"/>
    </style:style>
    <style:style style:name="P7" style:family="paragraph" style:parent-style-name="Standard">
      <style:paragraph-properties fo:margin-left="0in" fo:margin-right="0in" fo:margin-top="0in" fo:margin-bottom="0in" style:contextual-spacing="false" fo:line-height="140%" fo:text-align="start" style:justify-single-word="false" fo:orphans="2" fo:widows="2" fo:text-indent="0in" style:auto-text-indent="false" style:writing-mode="lr-tb"/>
      <style:text-properties fo:color="#1f2937" loext:opacity="100%" fo:font-size="12.75pt" fo:font-weight="normal" loext:padding="0in" loext:border="none"/>
    </style:style>
    <style:style style:name="P8" style:family="paragraph" style:parent-style-name="Standard">
      <style:paragraph-properties fo:text-align="start" style:justify-single-word="false"/>
    </style:style>
    <style:style style:name="P9" style:family="paragraph" style:parent-style-name="Heading_20_3">
      <style:paragraph-properties fo:text-align="start" style:justify-single-word="false"/>
    </style:style>
    <style:style style:name="P10" style:family="paragraph" style:parent-style-name="Text_20_body">
      <style:paragraph-properties fo:margin-left="0in" fo:margin-right="0in" fo:margin-top="0in" fo:margin-bottom="0in" style:contextual-spacing="false" fo:line-height="162%" fo:text-align="start" style:justify-single-word="false" fo:orphans="2" fo:widows="2" fo:text-indent="0in" style:auto-text-indent="false" fo:padding="0in" fo:border="none"/>
    </style:style>
    <style:style style:name="P11" style:family="paragraph" style:parent-style-name="Heading_20_3">
      <style:paragraph-properties fo:margin-left="0in" fo:margin-right="0in" fo:margin-top="0.0972in" fo:margin-bottom="0in" style:contextual-spacing="false" fo:line-height="130%" fo:text-align="start" style:justify-single-word="false" fo:orphans="2" fo:widows="2" fo:text-indent="0in" style:auto-text-indent="false" fo:padding="0in" fo:border="none"/>
    </style:style>
    <style:style style:name="P12" style:family="paragraph" style:parent-style-name="Text_20_body" style:list-style-name="L2">
      <style:paragraph-properties fo:margin-left="0in" fo:margin-right="0in" fo:margin-top="0in" fo:margin-bottom="0.0626in" style:contextual-spacing="false" fo:text-align="start" style:justify-single-word="false" fo:orphans="2" fo:widows="2" fo:text-indent="0in" style:auto-text-indent="false" fo:padding="0in" fo:border="none"/>
      <style:text-properties fo:font-variant="normal" fo:text-transform="none" fo:color="#1f2937" loext:opacity="100%" style:font-name="Source Sans Pro" fo:font-size="13.5pt" fo:letter-spacing="normal" fo:font-style="normal" fo:font-weight="normal"/>
    </style:style>
    <style:style style:name="P13"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4" style:family="paragraph" style:parent-style-name="Text_20_body" style:list-style-name="L3">
      <style:paragraph-properties fo:margin-left="0in" fo:margin-right="0in" fo:margin-top="0in" fo:margin-bottom="0.0626in" style:contextual-spacing="false" fo:text-align="start" style:justify-single-word="false" fo:orphans="2" fo:widows="2" fo:text-indent="0in" style:auto-text-indent="false" fo:padding="0in" fo:border="none"/>
      <style:text-properties fo:font-variant="normal" fo:text-transform="none" fo:color="#1f2937" loext:opacity="100%" style:font-name="Source Sans Pro" fo:font-size="13.5pt" fo:letter-spacing="normal" fo:font-style="normal" fo:font-weight="normal"/>
    </style:style>
    <style:style style:name="P15" style:family="paragraph" style:parent-style-name="Text_20_body" style:list-style-name="L3">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6" style:family="paragraph" style:parent-style-name="Text_20_body" style:list-style-name="L4">
      <style:paragraph-properties fo:margin-left="0in" fo:margin-right="0in" fo:margin-top="0in" fo:margin-bottom="0.0626in" style:contextual-spacing="false" fo:text-align="start" style:justify-single-word="false" fo:orphans="2" fo:widows="2" fo:text-indent="0in" style:auto-text-indent="false" fo:padding="0in" fo:border="none"/>
      <style:text-properties fo:font-variant="normal" fo:text-transform="none" fo:color="#1f2937" loext:opacity="100%" style:font-name="Source Sans Pro" fo:font-size="13.5pt" fo:letter-spacing="normal" fo:font-style="normal" fo:font-weight="normal"/>
    </style:style>
    <style:style style:name="P17" style:family="paragraph" style:parent-style-name="Text_20_body" style:list-style-name="L4">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T1" style:family="text">
      <style:text-properties fo:color="#1f2937" loext:opacity="100%" fo:font-size="13.5pt" fo:font-weight="bold" fo:background-color="#f9fafb" loext:char-shading-value="0" loext:padding="0in" loext:border="none"/>
    </style:style>
    <style:style style:name="T2" style:family="text">
      <style:text-properties fo:color="#1f2937" loext:opacity="100%" fo:font-size="12pt" fo:font-weight="bold" fo:background-color="#f9fafb" loext:char-shading-value="0" loext:padding="0in" loext:border="none"/>
    </style:style>
    <style:style style:name="T3" style:family="text">
      <style:text-properties fo:color="#1f2937" loext:opacity="100%" fo:font-size="12pt" fo:font-weight="normal" fo:background-color="#f9fafb" loext:char-shading-value="0" loext:padding="0in" loext:border="none"/>
    </style:style>
    <style:style style:name="T4" style:family="text">
      <style:text-properties fo:color="#1f2937" loext:opacity="100%" fo:font-size="10.5pt" fo:font-weight="bold" fo:background-color="#f9fafb" loext:char-shading-value="0" loext:padding="0in" loext:border="none"/>
    </style:style>
    <style:style style:name="T5" style:family="text">
      <style:text-properties fo:color="#1f2937" loext:opacity="100%" fo:font-size="10.5pt" fo:font-weight="normal" fo:background-color="#f9fafb" loext:char-shading-value="0" loext:padding="0in" loext:border="none"/>
    </style:style>
    <style:style style:name="T6" style:family="text">
      <style:text-properties loext:padding="0in" loext:border="none"/>
    </style:style>
    <style:style style:name="T7" style:family="text">
      <style:text-properties fo:font-variant="normal" fo:text-transform="none" fo:color="#1f2937" loext:opacity="100%" style:font-name="Source Sans Pro" fo:font-size="14.25pt" fo:letter-spacing="normal" fo:font-style="normal" fo:font-weight="bold" loext:padding="0in" loext:border="none"/>
    </style:style>
    <style:style style:name="T8" style:family="text">
      <style:text-properties fo:font-variant="normal" fo:text-transform="none" fo:color="#1f2937" loext:opacity="100%" style:font-name="Source Sans Pro" fo:font-size="13.5pt" fo:letter-spacing="normal" fo:font-style="normal" fo:font-weight="bold" loext:padding="0in" loext:border="none"/>
    </style:style>
    <style:style style:name="T9" style:family="text">
      <style:text-properties fo:font-variant="normal" fo:text-transform="none" fo:color="#1f2937" loext:opacity="100%" style:font-name="Source Sans Pro" fo:font-size="13.5pt" fo:letter-spacing="normal" fo:font-style="normal" fo:font-weight="normal"/>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only need to know the book, not the reference</text:p>
      <text:section text:style-name="Sect1" text:name="component-41">
        <text:section text:style-name="Sect1" text:name="component-45">
          <text:p text:style-name="P2"/>
          <text:section text:style-name="Sect1" text:name="chatbot">
            <text:list text:style-name="L1">
              <text:list-item>
                <text:p text:style-name="P3"><text:span text:style-name="Strong_20_Emphasis"><text:span text:style-name="T1"><text:line-break/>The Nature and Titles of God/Christ:</text:span></text:span></text:p>
                <text:list>
                  <text:list-item>
                    <text:p text:style-name="P3"><text:span text:style-name="Strong_20_Emphasis"><text:span text:style-name="T2">Revelation 1:8:</text:span></text:span><text:span text:style-name="T3"> "I am Alpha and Omega, the beginning and the ending, saith the Lord, which is, and which was, and which is to come, the Almighty."</text:span></text:p>
                    <text:list>
                      <text:list-item>
                        <text:p text:style-name="P4"><text:span text:style-name="Strong_20_Emphasis"><text:span text:style-name="T4">Isaiah 44:6:</text:span></text:span><text:span text:style-name="T5"> "Thus saith the LORD the King of Israel, and his redeemer the LORD of hosts; I am the first, and I am the last; and beside me there is no God."</text:span></text:p>
                      </text:list-item>
                      <text:list-item>
                        <text:p text:style-name="P4"><text:span text:style-name="Strong_20_Emphasis"><text:span text:style-name="T4">Isaiah 41:4:</text:span></text:span><text:span text:style-name="T5"> "Who hath wrought and done it, calling the generations from the beginning? I the LORD, the first, and with the last; I am he."</text:span></text:p>
                      </text:list-item>
                      <text:list-item>
                        <text:p text:style-name="P5">(Also echoes "I AM THAT I AM" from Exodus 3:14)</text:p>
                      </text:list-item>
                    </text:list>
                  </text:list-item>
                  <text:list-item>
                    <text:p text:style-name="P3"><text:span text:style-name="Strong_20_Emphasis"><text:span text:style-name="T2">Revelation 1:13-15 (Description of Christ):</text:span></text:span><text:span text:style-name="T3"> "...one like unto the Son of man, clothed with a garment down to the foot, and girt about the paps with a golden girdle. His head and his hairs were white like wool, as white as snow; and his eyes were as a flame of fire; And his feet like unto fine brass, as if they burned in a furnace; and his voice as the sound of many waters."</text:span></text:p>
                    <text:list>
                      <text:list-item>
                        <text:p text:style-name="P4"><text:span text:style-name="Strong_20_Emphasis"><text:span text:style-name="T4">Daniel 7:9 (Ancient of Days):</text:span></text:span><text:span text:style-name="T5"> "I beheld till the thrones were cast down, and the Ancient of days did sit, whose garment was white as snow, and the hair of his head like the pure wool..."</text:span></text:p>
                      </text:list-item>
                      <text:list-item>
                        <text:p text:style-name="P4"><text:span text:style-name="Strong_20_Emphasis"><text:span text:style-name="T4">Daniel 7:13 (Son of Man):</text:span></text:span><text:span text:style-name="T5"> "I saw in the night visions, and, behold, one like the Son of man came with the clouds of heaven, and came to the Ancient of days, and they brought him near before him."</text:span></text:p>
                      </text:list-item>
                      <text:list-item>
                        <text:p text:style-name="P4"><text:span text:style-name="Strong_20_Emphasis"><text:span text:style-name="T4">Daniel 10:5-6 (Vision of a Man):</text:span></text:span><text:span text:style-name="T5"> "...behold a certain man clothed in linen, whose loins were girded with fine gold of Uphaz: His body also was like the beryl, and his face as the appearance of lightning, and his eyes as lamps of fire, and his arms and his feet like in colour to polished brass, and the voice of his words like the voice of a multitude."</text:span></text:p>
                      </text:list-item>
                      <text:list-item>
                        <text:p text:style-name="P4"><text:span text:style-name="Strong_20_Emphasis"><text:span text:style-name="T4">Ezekiel 1:24 / 43:2 (Voice of God):</text:span></text:span><text:span text:style-name="T5"> "...like the noise of great waters, as the voice of the Almighty..." / "...and his voice was like a noise of many waters: and the earth shined with his glory."</text:span></text:p>
                      </text:list-item>
                    </text:list>
                  </text:list-item>
                </text:list>
              </text:list-item>
              <text:list-item>
                <text:p text:style-name="P3"><text:span text:style-name="Strong_20_Emphasis"><text:span text:style-name="T1">The Throne Room Scene:</text:span></text:span></text:p>
                <text:list>
                  <text:list-item>
                    <text:p text:style-name="P3"><text:span text:style-name="Strong_20_Emphasis"><text:span text:style-name="T2">Revelation 4:2-3:</text:span></text:span><text:span text:style-name="T3"> "...and, behold, a throne was set in heaven, and one sat on the throne. And he that sat was to look upon like a jasper and a sardine stone: and there was a rainbow round about the throne, in sight like unto an emerald."</text:span></text:p>
                    <text:list>
                      <text:list-item>
                        <text:p text:style-name="P4"><text:span text:style-name="Strong_20_Emphasis"><text:span text:style-name="T4">Ezekiel 1:26, 28:</text:span></text:span><text:span text:style-name="T5"> "And above the firmament that was over their heads was the likeness of a throne, as the appearance of a sapphire stone: and upon the likeness of the throne was the likeness as the appearance of a man above upon it... As the appearance of the bow that is in the cloud in the day of </text:span><text:soft-page-break/><text:span text:style-name="T5">rain, so was the appearance of the brightness round about. This was the appearance of the likeness of the glory of the LORD."</text:span></text:p>
                      </text:list-item>
                      <text:list-item>
                        <text:p text:style-name="P4"><text:span text:style-name="Strong_20_Emphasis"><text:span text:style-name="T4">Isaiah 6:1:</text:span></text:span><text:span text:style-name="T5"> "In the year that king Uzziah died I saw also the Lord sitting upon a throne, high and lifted up, and his train filled the temple."</text:span></text:p>
                      </text:list-item>
                    </text:list>
                  </text:list-item>
                  <text:list-item>
                    <text:p text:style-name="P3"><text:span text:style-name="Strong_20_Emphasis"><text:span text:style-name="T2">Revelation 4:6-8 (The Four Living Creatures):</text:span></text:span><text:span text:style-name="T3"> "And before the throne there was a sea of glass like unto crystal: and in the midst of the throne, and round about the throne, were four beasts full of eyes before and behind. And the first beast was like a lion, and the second beast like a calf, and the third beast had a face as a man, and the fourth beast was like a flying eagle. And the four beasts had each of them six wings about him; and they were full of eyes within: and they rest not day and night, saying, Holy, holy, holy, Lord God Almighty, which was, and is, and is to come."</text:span></text:p>
                    <text:list>
                      <text:list-item>
                        <text:p text:style-name="P4"><text:span text:style-name="Strong_20_Emphasis"><text:span text:style-name="T4">Ezekiel 1:5-10 &amp; 10:14 (Cherubim):</text:span></text:span><text:span text:style-name="T5"> Describes four living creatures, each with four faces (man, lion, ox, eagle) and four wings (though later in Ezek 10, cherubim are described, and Isaiah's seraphim have six wings).</text:span></text:p>
                      </text:list-item>
                      <text:list-item>
                        <text:p text:style-name="P4"><text:span text:style-name="Strong_20_Emphasis"><text:span text:style-name="T4">Isaiah 6:2-3 (Seraphim):</text:span></text:span><text:span text:style-name="T5"> "Above it stood the seraphims: each one had six wings; with twain he covered his face, and with twain he covered his feet, and with twain he did fly. And one cried unto another, and said, Holy, holy, holy, is the LORD of hosts: the whole earth is full of his glory."</text:span></text:p>
                      </text:list-item>
                    </text:list>
                  </text:list-item>
                </text:list>
              </text:list-item>
              <text:list-item>
                <text:p text:style-name="P3"><text:span text:style-name="Strong_20_Emphasis"><text:span text:style-name="T1">The Lamb:</text:span></text:span></text:p>
                <text:list>
                  <text:list-item>
                    <text:p text:style-name="P4"><text:span text:style-name="Strong_20_Emphasis"><text:span text:style-name="T2">Revelation 5:5-6:</text:span></text:span><text:span text:style-name="T3"> "And one of the elders saith unto me, Weep not: behold, the Lion of the tribe of Juda, the Root of David, hath prevailed to open the book, and to loose the seven seals thereof. And I beheld, and, lo, in the midst of the throne and of the four beasts, and in the midst of the elders, stood a Lamb as it had been slain..."</text:span></text:p>
                    <text:list>
                      <text:list-item>
                        <text:p text:style-name="P4"><text:span text:style-name="Strong_20_Emphasis"><text:span text:style-name="T4">Genesis 49:9:</text:span></text:span><text:span text:style-name="T5"> "Judah is a lion's whelp: from the prey, my son, thou art gone up: he stooped down, he couched as a lion, and as an old lion; who shall rouse him up?"</text:span></text:p>
                      </text:list-item>
                      <text:list-item>
                        <text:p text:style-name="P4"><text:span text:style-name="Strong_20_Emphasis"><text:span text:style-name="T4">Isaiah 11:1, 10:</text:span></text:span><text:span text:style-name="T5"> "And there shall come forth a rod out of the stem of Jesse, and a Branch shall grow out of his roots... And in that day there shall be a root of Jesse, which shall stand for an ensign of the people; to it shall the Gentiles seek: and his rest shall be glorious."</text:span></text:p>
                      </text:list-item>
                      <text:list-item>
                        <text:p text:style-name="P4"><text:span text:style-name="Strong_20_Emphasis"><text:span text:style-name="T4">Isaiah 53:7:</text:span></text:span><text:span text:style-name="T5"> "He was oppressed, and he was afflicted, yet he opened not his mouth: he is brought as a lamb to the slaughter, and as a sheep before her shearers is dumb, so he openeth not his mouth."</text:span></text:p>
                      </text:list-item>
                    </text:list>
                  </text:list-item>
                </text:list>
              </text:list-item>
              <text:list-item>
                <text:p text:style-name="P3"><text:span text:style-name="Strong_20_Emphasis"><text:span text:style-name="T1">The Seals and Trumpets (Judgment Imagery):</text:span></text:span></text:p>
                <text:list>
                  <text:list-item>
                    <text:p text:style-name="P4"><text:span text:style-name="Strong_20_Emphasis"><text:span text:style-name="T2">Revelation 6:12-14 (Sixth Seal - Cosmic Disturbances):</text:span></text:span><text:span text:style-name="T3"> "And I beheld when he had opened the sixth seal, and, lo, there was a great earthquake; and the sun became black as sackcloth of hair, and the moon became as blood; And the stars of heaven fell unto the earth... And the heaven departed as a scroll when it is rolled together..."</text:span></text:p>
                    <text:list>
                      <text:list-item>
                        <text:p text:style-name="P4"><text:soft-page-break/><text:span text:style-name="Strong_20_Emphasis"><text:span text:style-name="T4">Joel 2:30-31:</text:span></text:span><text:span text:style-name="T5"> "And I will shew wonders in the heavens and in the earth, blood, and fire, and pillars of smoke. The sun shall be turned into darkness, and the moon into blood, before the great and the terrible day of the LORD come."</text:span></text:p>
                      </text:list-item>
                      <text:list-item>
                        <text:p text:style-name="P4"><text:span text:style-name="Strong_20_Emphasis"><text:span text:style-name="T4">Isaiah 34:4:</text:span></text:span><text:span text:style-name="T5"> "And all the host of heaven shall be dissolved, and the heavens shall be rolled together as a scroll: and all their host shall fall down, as the leaf falleth off from the vine, and as a falling fig from the fig tree."</text:span></text:p>
                      </text:list-item>
                    </text:list>
                  </text:list-item>
                  <text:list-item>
                    <text:p text:style-name="P4"><text:span text:style-name="T3">Many of the </text:span><text:span text:style-name="Strong_20_Emphasis"><text:span text:style-name="T2">plagues</text:span></text:span><text:span text:style-name="T3"> from the trumpets and bowls (Rev 8-9, 16) echo the plagues of Egypt (Exodus 7-12).</text:span></text:p>
                  </text:list-item>
                </text:list>
              </text:list-item>
              <text:list-item>
                <text:p text:style-name="P3"><text:span text:style-name="Strong_20_Emphasis"><text:span text:style-name="T1">The Two Witnesses:</text:span></text:span></text:p>
                <text:list>
                  <text:list-item>
                    <text:p text:style-name="P4"><text:span text:style-name="Strong_20_Emphasis"><text:span text:style-name="T2">Revelation 11:4:</text:span></text:span><text:span text:style-name="T3"> "These are the two olive trees, and the two candlesticks standing before the God of the earth."</text:span></text:p>
                    <text:list>
                      <text:list-item>
                        <text:p text:style-name="P4"><text:span text:style-name="Strong_20_Emphasis"><text:span text:style-name="T4">Zechariah 4:2-3, 11-14:</text:span></text:span><text:span text:style-name="T5"> Describes a golden candlestick with two olive trees by it, which are "the two anointed ones, that stand by the Lord of the whole earth."</text:span></text:p>
                      </text:list-item>
                    </text:list>
                  </text:list-item>
                </text:list>
              </text:list-item>
              <text:list-item>
                <text:p text:style-name="P3"><text:span text:style-name="Strong_20_Emphasis"><text:span text:style-name="T1">The Beasts:</text:span></text:span></text:p>
                <text:list>
                  <text:list-item>
                    <text:p text:style-name="P4"><text:span text:style-name="Strong_20_Emphasis"><text:span text:style-name="T2">Revelation 13:1-2 (Beast from the Sea):</text:span></text:span><text:span text:style-name="T3"> "And I stood upon the sand of the sea, and saw a beast rise up out of the sea, having seven heads and ten horns... and the beast which I saw was like unto a leopard, and his feet were as the feet of a bear, and his mouth as the mouth of a lion..."</text:span></text:p>
                    <text:list>
                      <text:list-item>
                        <text:p text:style-name="P4"><text:span text:style-name="Strong_20_Emphasis"><text:span text:style-name="T4">Daniel 7:2-7:</text:span></text:span><text:span text:style-name="T5"> Describes four great beasts from the sea: a lion, a bear, a leopard, and a terrifying fourth beast with ten horns. Revelation's beast is a composite of these.</text:span></text:p>
                      </text:list-item>
                    </text:list>
                  </text:list-item>
                </text:list>
              </text:list-item>
              <text:list-item>
                <text:p text:style-name="P3"><text:span text:style-name="Strong_20_Emphasis"><text:span text:style-name="T1">Babylon the Great:</text:span></text:span></text:p>
                <text:list>
                  <text:list-item>
                    <text:p text:style-name="P4"><text:span text:style-name="Strong_20_Emphasis"><text:span text:style-name="T2">Revelation 17 &amp; 18 (Fall of Babylon):</text:span></text:span><text:span text:style-name="T3"> This entire section draws heavily on OT prophecies against historical Babylon and Tyre.</text:span></text:p>
                    <text:list>
                      <text:list-item>
                        <text:p text:style-name="P4"><text:span text:style-name="Strong_20_Emphasis"><text:span text:style-name="T4">Jeremiah 50-51:</text:span></text:span><text:span text:style-name="T5"> Extensive prophecies about the fall of Babylon. For example, </text:span><text:span text:style-name="Strong_20_Emphasis"><text:span text:style-name="T4">Revelation 18:2:</text:span></text:span><text:span text:style-name="T5"> "And he cried mightily with a strong voice, saying, Babylon the great is fallen, is fallen..." echoes </text:span><text:span text:style-name="Strong_20_Emphasis"><text:span text:style-name="T4">Jeremiah 51:8:</text:span></text:span><text:span text:style-name="T5"> "Babylon is suddenly fallen and destroyed..."</text:span></text:p>
                      </text:list-item>
                      <text:list-item>
                        <text:p text:style-name="P4"><text:span text:style-name="Strong_20_Emphasis"><text:span text:style-name="T4">Isaiah 47:</text:span></text:span><text:span text:style-name="T5"> Prophecy against Babylon, particularly her pride and sorceries.</text:span></text:p>
                      </text:list-item>
                      <text:list-item>
                        <text:p text:style-name="P4"><text:span text:style-name="Strong_20_Emphasis"><text:span text:style-name="T4">Ezekiel 26-28:</text:span></text:span><text:span text:style-name="T5"> Lament over Tyre, whose commercialism and fall mirror Babylon's in Revelation.</text:span></text:p>
                      </text:list-item>
                    </text:list>
                  </text:list-item>
                  <text:list-item>
                    <text:p text:style-name="P4"><text:span text:style-name="Strong_20_Emphasis"><text:span text:style-name="T2">Revelation 18:4:</text:span></text:span><text:span text:style-name="T3"> "And I heard another voice from heaven, saying, Come out of her, my people, that ye be not partakers of her sins, and that ye receive not of her plagues."</text:span></text:p>
                    <text:list>
                      <text:list-item>
                        <text:p text:style-name="P4"><text:span text:style-name="Strong_20_Emphasis"><text:span text:style-name="T4">Jeremiah 51:45:</text:span></text:span><text:span text:style-name="T5"> "My people, go ye out of the midst of her, and deliver ye every man his soul from the fierce anger of the LORD." (Also Isaiah 48:20, 52:11)</text:span></text:p>
                      </text:list-item>
                    </text:list>
                  </text:list-item>
                </text:list>
              </text:list-item>
              <text:list-item>
                <text:p text:style-name="P3"><text:span text:style-name="Strong_20_Emphasis"><text:span text:style-name="T1">The Rider on the White Horse / Word of God:</text:span></text:span></text:p>
                <text:list>
                  <text:list-item>
                    <text:p text:style-name="P4"><text:span text:style-name="Strong_20_Emphasis"><text:span text:style-name="T2">Revelation 19:11, 13, 15:</text:span></text:span><text:span text:style-name="T3"> "And I saw heaven opened, and behold a white horse; and he </text:span><text:soft-page-break/><text:span text:style-name="T3">that sat upon him was called Faithful and True, and in righteousness he doth judge and make war... And he was clothed with a vesture dipped in blood: and his name is called The Word of God... And out of his mouth goeth a sharp sword, that with it he should smite the nations: and he shall rule them with a rod of iron..."</text:span></text:p>
                    <text:list>
                      <text:list-item>
                        <text:p text:style-name="P4"><text:span text:style-name="Strong_20_Emphasis"><text:span text:style-name="T4">Isaiah 11:4:</text:span></text:span><text:span text:style-name="T5"> "...but with righteousness shall he judge the poor, and reprove with equity for the meek of the earth: and he shall smite the earth with the rod of his mouth, and with the breath of his lips shall he slay the wicked."</text:span></text:p>
                      </text:list-item>
                      <text:list-item>
                        <text:p text:style-name="P4"><text:span text:style-name="Strong_20_Emphasis"><text:span text:style-name="T4">Psalm 2:9:</text:span></text:span><text:span text:style-name="T5"> "Thou shalt break them with a rod of iron; thou shalt dash them in pieces like a potter's vessel." (Messianic Psalm)</text:span></text:p>
                      </text:list-item>
                    </text:list>
                  </text:list-item>
                </text:list>
              </text:list-item>
              <text:list-item>
                <text:p text:style-name="P3"><text:span text:style-name="Strong_20_Emphasis"><text:span text:style-name="T1">Gog and Magog:</text:span></text:span></text:p>
                <text:list>
                  <text:list-item>
                    <text:p text:style-name="P4"><text:span text:style-name="Strong_20_Emphasis"><text:span text:style-name="T2">Revelation 20:8:</text:span></text:span><text:span text:style-name="T3"> "And shall go out to deceive the nations which are in the four quarters of the earth, Gog and Magog, to gather them together to battle: the number of whom is as the sand of the sea."</text:span></text:p>
                    <text:list>
                      <text:list-item>
                        <text:p text:style-name="P4"><text:span text:style-name="Strong_20_Emphasis"><text:span text:style-name="T4">Ezekiel 38-39:</text:span></text:span><text:span text:style-name="T5"> Describes a future invasion of Israel by "Gog, of the land of Magog."</text:span></text:p>
                      </text:list-item>
                    </text:list>
                  </text:list-item>
                </text:list>
              </text:list-item>
              <text:list-item>
                <text:p text:style-name="P3"><text:span text:style-name="Strong_20_Emphasis"><text:span text:style-name="T1">New Heavens, New Earth, New Jerusalem:</text:span></text:span></text:p>
                <text:list>
                  <text:list-item>
                    <text:p text:style-name="P4"><text:span text:style-name="Strong_20_Emphasis"><text:span text:style-name="T2">Revelation 21:1:</text:span></text:span><text:span text:style-name="T3"> "And I saw a new heaven and a new earth: for the first heaven and the first earth were passed away; and there was no more sea."</text:span></text:p>
                    <text:list>
                      <text:list-item>
                        <text:p text:style-name="P4"><text:span text:style-name="Strong_20_Emphasis"><text:span text:style-name="T4">Isaiah 65:17:</text:span></text:span><text:span text:style-name="T5"> "For, behold, I create new heavens and a new earth: and the former shall not be remembered, nor come into mind." (Also Isaiah 66:22)</text:span></text:p>
                      </text:list-item>
                    </text:list>
                  </text:list-item>
                  <text:list-item>
                    <text:p text:style-name="P4"><text:span text:style-name="Strong_20_Emphasis"><text:span text:style-name="T2">Revelation 21:2-3:</text:span></text:span><text:span text:style-name="T3"> "And I John saw the holy city, new Jerusalem, coming down from God out of heaven, prepared as a bride adorned for her husband. And I heard a great voice out of heaven saying, Behold, the tabernacle of God is with men, and he will dwell with them, and they shall be his people, and God himself shall be with them, and be their God."</text:span></text:p>
                    <text:list>
                      <text:list-item>
                        <text:p text:style-name="P4"><text:span text:style-name="Strong_20_Emphasis"><text:span text:style-name="T4">Isaiah 52:1, 60:1-ff, 62:1-5:</text:span></text:span><text:span text:style-name="T5"> Descriptions of a glorified, restored Jerusalem/Zion.</text:span></text:p>
                      </text:list-item>
                      <text:list-item>
                        <text:p text:style-name="P4"><text:span text:style-name="Strong_20_Emphasis"><text:span text:style-name="T4">Ezekiel 37:27:</text:span></text:span><text:span text:style-name="T5"> "My tabernacle also shall be with them: yea, I will be their God, and they shall be my people."</text:span></text:p>
                      </text:list-item>
                      <text:list-item>
                        <text:p text:style-name="P4"><text:span text:style-name="Strong_20_Emphasis"><text:span text:style-name="T4">Ezekiel 40-48:</text:span></text:span><text:span text:style-name="T5"> Vision of a new temple and city, with God dwelling there (Ezek 48:35 "the name of the city from that day shall be, The LORD is there.").</text:span></text:p>
                      </text:list-item>
                    </text:list>
                  </text:list-item>
                  <text:list-item>
                    <text:p text:style-name="P4"><text:span text:style-name="Strong_20_Emphasis"><text:span text:style-name="T2">Revelation 21:23:</text:span></text:span><text:span text:style-name="T3"> "And the city had no need of the sun, neither of the moon, to shine in it: for the glory of God did lighten it, and the Lamb is the light thereof."</text:span></text:p>
                    <text:list>
                      <text:list-item>
                        <text:p text:style-name="P4"><text:span text:style-name="Strong_20_Emphasis"><text:span text:style-name="T4">Isaiah 60:19:</text:span></text:span><text:span text:style-name="T5"> "The sun shall be no more thy light by day; neither for brightness shall the moon give light unto thee: but the LORD shall be unto thee an everlasting light, and thy God thy glory."</text:span></text:p>
                      </text:list-item>
                    </text:list>
                  </text:list-item>
                  <text:list-item>
                    <text:p text:style-name="P4"><text:span text:style-name="Strong_20_Emphasis"><text:span text:style-name="T2">Revelation 22:1-2 (River and Tree of Life):</text:span></text:span><text:span text:style-name="T3"> "And he shewed me a pure river of water </text:span><text:soft-page-break/><text:span text:style-name="T3">of life, clear as crystal, proceeding out of the throne of God and of the Lamb. In the midst of the street of it, and on either side of the river, was there the tree of life, which bare twelve manner of fruits, and yielded her fruit every month: and the leaves of the tree were for the healing of the nations."</text:span></text:p>
                    <text:list>
                      <text:list-item>
                        <text:p text:style-name="P4"><text:span text:style-name="Strong_20_Emphasis"><text:span text:style-name="T4">Ezekiel 47:1, 12:</text:span></text:span><text:span text:style-name="T5"> Vision of a river flowing from the temple, with trees on its banks whose fruit is for food and leaves for medicine.</text:span></text:p>
                      </text:list-item>
                      <text:list-item>
                        <text:p text:style-name="P4"><text:span text:style-name="Strong_20_Emphasis"><text:span text:style-name="T4">Genesis 2:9-10:</text:span></text:span><text:span text:style-name="T5"> The tree of life and a river in the Garden of Eden.</text:span></text:p>
                      </text:list-item>
                      <text:list-item>
                        <text:p text:style-name="P4"><text:span text:style-name="Strong_20_Emphasis"><text:span text:style-name="T4">Zechariah 14:8:</text:span></text:span><text:span text:style-name="T5"> "And it shall be in that day, that living waters shall go out from Jerusalem..."</text:span></text:p>
                      </text:list-item>
                    </text:list>
                  </text:list-item>
                  <text:list-item>
                    <text:p text:style-name="P4"><text:span text:style-name="Strong_20_Emphasis"><text:span text:style-name="T2">Revelation 22:5:</text:span></text:span><text:span text:style-name="T3"> "And there shall be no night there; and they need no candle, neither light of the sun; for the Lord God giveth them light: and they shall reign for ever and ever."</text:span></text:p>
                    <text:list>
                      <text:list-item>
                        <text:p text:style-name="P4"><text:span text:style-name="Strong_20_Emphasis"><text:span text:style-name="T4">Isaiah 60:20:</text:span></text:span><text:span text:style-name="T5"> "Thy sun shall no more go down; neither shall thy moon withdraw itself: for the LORD shall be thine everlasting light, and the days of thy mourning shall be ended."</text:span></text:p>
                      </text:list-item>
                      <text:list-item>
                        <text:p text:style-name="P4"><text:span text:style-name="Strong_20_Emphasis"><text:span text:style-name="T4">Zechariah 14:7:</text:span></text:span><text:span text:style-name="T5"> "But it shall be one day which shall be known to the LORD, not day, nor night: but it shall come to pass, that at evening time it shall be light."</text:span></text:p>
                      </text:list-item>
                    </text:list>
                  </text:list-item>
                </text:list>
              </text:list-item>
            </text:list>
            <text:p text:style-name="P6">This list is not exhaustive, but it covers many of the most direct and thematically significant Old Testament foundations upon which the Book of Revelation is built. Understanding these OT contexts is crucial for interpreting Revelation.<text:span text:style-name="T6"/></text:p>
          </text:section>
        </text:section>
      </text:section>
      <text:section text:style-name="Sect1" text:name="component-48">
        <text:p text:style-name="P2"/>
        <text:section text:style-name="Sect1" text:name="component-49">
          <text:p text:style-name="P2"/>
          <text:section text:style-name="Sect2" text:name="model_selector_md">
            <text:p text:style-name="P7"/>
          </text:section>
        </text:section>
      </text:section>
      <text:p text:style-name="P8"/>
      <text:h text:style-name="P9" text:outline-level="3"><text:span text:style-name="Strong_20_Emphasis"><text:span text:style-name="T7">1. Revelation 1:8 &amp; Isaiah 44:6</text:span></text:span></text:h>
      <text:p text:style-name="P10"><text:span text:style-name="Strong_20_Emphasis"><text:span text:style-name="T8">Rev 1:8</text:span></text:span><text:span text:style-name="T9">: "I am Alpha and Omega, the beginning and the ending, saith the Lord, which is, and which was, and which is to come, the Almighty."<text:line-break/></text:span><text:span text:style-name="Strong_20_Emphasis"><text:span text:style-name="T8">OT Reference</text:span></text:span><text:span text:style-name="T9">: Isaiah 44:6: "I am the first, and I am the last; and beside me there is no God."<text:line-break/></text:span><text:soft-page-break/><text:span text:style-name="Strong_20_Emphasis"><text:span text:style-name="T8">Connection</text:span></text:span><text:span text:style-name="T9">: Both identify God as eternal and sovereign, affirming His divinity.</text:span></text:p>
      <text:p text:style-name="Horizontal_20_Line"/>
      <text:h text:style-name="P11" text:outline-level="3"><text:span text:style-name="Strong_20_Emphasis"><text:span text:style-name="T7">2. Revelation 1:16 &amp; Psalm 45:3</text:span></text:span></text:h>
      <text:p text:style-name="P10"><text:span text:style-name="Strong_20_Emphasis"><text:span text:style-name="T8">Rev 1:16</text:span></text:span><text:span text:style-name="T9">: "And he had in his right hand seven stars: and out of his mouth went a sharp twoedged sword..."<text:line-break/></text:span><text:span text:style-name="Strong_20_Emphasis"><text:span text:style-name="T8">OT Reference</text:span></text:span><text:span text:style-name="T9">: Psalm 45:3: "Gird thy sword upon thy thigh, O most mighty, with thy glory and thy majesty."<text:line-break/></text:span><text:span text:style-name="Strong_20_Emphasis"><text:span text:style-name="T8">Connection</text:span></text:span><text:span text:style-name="T9">: The "two-edged sword" symbolizes divine authority, reflecting the imagery of God’s justice and power.</text:span></text:p>
      <text:p text:style-name="Horizontal_20_Line"/>
      <text:h text:style-name="P11" text:outline-level="3"><text:span text:style-name="Strong_20_Emphasis"><text:span text:style-name="T7">3. Revelation 2:7 &amp; Genesis 2:9 / Ezekiel 47:12</text:span></text:span></text:h>
      <text:p text:style-name="P10"><text:span text:style-name="Strong_20_Emphasis"><text:span text:style-name="T8">Rev 2:7</text:span></text:span><text:span text:style-name="T9">: "To him that overcometh will I give to eat of the tree of life, which is in the midst of the paradise of God."<text:line-break/></text:span><text:span text:style-name="Strong_20_Emphasis"><text:span text:style-name="T8">OT References</text:span></text:span><text:span text:style-name="T9">:</text:span></text:p>
      <text:list text:style-name="L2">
        <text:list-item>
          <text:p text:style-name="P12">Genesis 2:9: "And out of the ground made the Lord God to grow every tree that is pleasant to the sight, and good for food; the tree of life also in the midst of the garden."</text:p>
        </text:list-item>
        <text:list-item>
          <text:p text:style-name="P13"><text:span text:style-name="T9">Ezekiel 47:12: "And by the river upon the bank thereof, on this side and on that side, shall grow all trees for meat, whose leaf shall not fade, neither shall the fruit thereof be consumed..."<text:line-break/></text:span><text:span text:style-name="Strong_20_Emphasis"><text:span text:style-name="T8">Connection</text:span></text:span><text:span text:style-name="T9">: The "tree of life" signifies eternal life, linking Edenic imagery to the promised future kingdom.</text:span></text:p>
        </text:list-item>
      </text:list>
      <text:p text:style-name="Horizontal_20_Line"/>
      <text:h text:style-name="P11" text:outline-level="3"><text:soft-page-break/><text:span text:style-name="Strong_20_Emphasis"><text:span text:style-name="T7">4. Revelation 3:5 &amp; Exodus 32:32 / Psalm 69:28 / Daniel 12:1</text:span></text:span></text:h>
      <text:p text:style-name="P10"><text:span text:style-name="Strong_20_Emphasis"><text:span text:style-name="T8">Rev 3:5</text:span></text:span><text:span text:style-name="T9">: "He that overcometh... I will not blot his name out of the book of life."<text:line-break/></text:span><text:span text:style-name="Strong_20_Emphasis"><text:span text:style-name="T8">OT References</text:span></text:span><text:span text:style-name="T9">:</text:span></text:p>
      <text:list text:style-name="L3">
        <text:list-item>
          <text:p text:style-name="P14">Exodus 32:32: "Blot me, I pray thee, out of thy book which thou hast written."</text:p>
        </text:list-item>
        <text:list-item>
          <text:p text:style-name="P14">Psalm 69:28: "Let them be blotted out of the book of the living, and not be written with the righteous."</text:p>
        </text:list-item>
        <text:list-item>
          <text:p text:style-name="P15"><text:span text:style-name="T9">Daniel 12:1: "And at that time shall Michael stand up, the great prince which standeth for the children of thy people: and there shall be a time of trouble, such as never was since there was a nation even to that same time: and at that time thy people shall be delivered, every one that shall be found written in the book."<text:line-break/></text:span><text:span text:style-name="Strong_20_Emphasis"><text:span text:style-name="T8">Connection</text:span></text:span><text:span text:style-name="T9">: The "book of life" represents divine accountability and eternal destiny.</text:span></text:p>
        </text:list-item>
      </text:list>
      <text:p text:style-name="Horizontal_20_Line"/>
      <text:h text:style-name="P11" text:outline-level="3"><text:span text:style-name="Strong_20_Emphasis"><text:span text:style-name="T7">5. Revelation 4:2-3 &amp; Ezekiel 1:26-28</text:span></text:span></text:h>
      <text:p text:style-name="P10"><text:span text:style-name="Strong_20_Emphasis"><text:span text:style-name="T8">Rev 4:2-3</text:span></text:span><text:span text:style-name="T9">: "A throne was set in heaven, and one sat on the throne... And he that sat was to look upon like a jasper and a sardine stone: and there was a rainbow round about the throne, in sight like unto an emerald."<text:line-break/></text:span><text:span text:style-name="Strong_20_Emphasis"><text:span text:style-name="T8">OT Reference</text:span></text:span><text:span text:style-name="T9">: Ezekiel 1:26-28: "And above the firmament that was over their heads was the likeness of a throne, as the appearance of a sapphire stone... As the appearance of the bow that is in the cloud in the day of rain, so was the appearance of the brightness round about."<text:line-break/></text:span><text:soft-page-break/><text:span text:style-name="Strong_20_Emphasis"><text:span text:style-name="T8">Connection</text:span></text:span><text:span text:style-name="T9">: The throne imagery depicts God’s glory, mirroring Ezekiel’s vision of the divine throne chariot.</text:span></text:p>
      <text:p text:style-name="Horizontal_20_Line"/>
      <text:h text:style-name="P11" text:outline-level="3"><text:span text:style-name="Strong_20_Emphasis"><text:span text:style-name="T7">6. Revelation 5:5-6 &amp; Isaiah 53:7</text:span></text:span></text:h>
      <text:p text:style-name="P10"><text:span text:style-name="Strong_20_Emphasis"><text:span text:style-name="T8">Rev 5:5-6</text:span></text:span><text:span text:style-name="T9">: "Behold the Lion of the tribe of Juda, the Root of David... And I beheld, and, lo, in the midst of the throne... a Lamb as it had been slain."<text:line-break/></text:span><text:span text:style-name="Strong_20_Emphasis"><text:span text:style-name="T8">OT Reference</text:span></text:span><text:span text:style-name="T9">: Isaiah 53:7: "He was oppressed, and he was afflicted, yet he opened not his mouth: he is brought as a lamb to the slaughter, and as a sheep before her shearers is dumb, so he openeth not his mouth."<text:line-break/></text:span><text:span text:style-name="Strong_20_Emphasis"><text:span text:style-name="T8">Connection</text:span></text:span><text:span text:style-name="T9">: The "Lamb" symbolizes Jesus’ sacrificial death, echoing the Suffering Servant.</text:span></text:p>
      <text:p text:style-name="Horizontal_20_Line"/>
      <text:h text:style-name="P11" text:outline-level="3"><text:span text:style-name="Strong_20_Emphasis"><text:span text:style-name="T7">7. Revelation 6:2-8 &amp; Zechariah 6:1-8</text:span></text:span></text:h>
      <text:p text:style-name="P10"><text:span text:style-name="Strong_20_Emphasis"><text:span text:style-name="T8">Rev 6:2-8</text:span></text:span><text:span text:style-name="T9">: The four horsemen (white, red, black, pale) representing conquest, war, famine, and death.<text:line-break/></text:span><text:span text:style-name="Strong_20_Emphasis"><text:span text:style-name="T8">OT Reference</text:span></text:span><text:span text:style-name="T9">: Zechariah 6:1-8: "Four chariots come from between two mountains... the first chariot red, the second black, the third white, and the fourth grisled and bay."<text:line-break/></text:span><text:span text:style-name="Strong_20_Emphasis"><text:span text:style-name="T8">Connection</text:span></text:span><text:span text:style-name="T9">: The horses symbolize divine judgment, inspired by Zechariah’s visions of God’s sovereignty.</text:span></text:p>
      <text:p text:style-name="Horizontal_20_Line"/>
      <text:h text:style-name="P11" text:outline-level="3"><text:soft-page-break/><text:span text:style-name="Strong_20_Emphasis"><text:span text:style-name="T7">8. Revelation 12:1-6 &amp; Isaiah 66:7-9 / Genesis 37:9</text:span></text:span></text:h>
      <text:p text:style-name="P10"><text:span text:style-name="Strong_20_Emphasis"><text:span text:style-name="T8">Rev 12:1-6</text:span></text:span><text:span text:style-name="T9">: A woman clothed with the sun, with a crown of twelve stars, fleeing to the wilderness.<text:line-break/></text:span><text:span text:style-name="Strong_20_Emphasis"><text:span text:style-name="T8">OT References</text:span></text:span><text:span text:style-name="T9">:</text:span></text:p>
      <text:list text:style-name="L4">
        <text:list-item>
          <text:p text:style-name="P16">Isaiah 66:7-9: "Before she travailed, she brought forth; before her pain came, she was delivered of a manchild."</text:p>
        </text:list-item>
        <text:list-item>
          <text:p text:style-name="P17"><text:span text:style-name="T9">Genesis 37:9: "Behold, the sun and the moon and the eleven stars worshipped me." (Joseph’s dream).<text:line-break/></text:span><text:span text:style-name="Strong_20_Emphasis"><text:span text:style-name="T8">Connection</text:span></text:span><text:span text:style-name="T9">: The woman symbolizes Israel and the Church, echoing Israel’s deliverance and messianic hope.</text:span></text:p>
        </text:list-item>
      </text:list>
      <text:p text:style-name="Horizontal_20_Line"/>
      <text:h text:style-name="P11" text:outline-level="3"><text:span text:style-name="Strong_20_Emphasis"><text:span text:style-name="T7">9. Revelation 13:2-5 &amp; Daniel 7:2-8, 23-25</text:span></text:span></text:h>
      <text:p text:style-name="P10"><text:span text:style-name="Strong_20_Emphasis"><text:span text:style-name="T8">Rev 13:2-5</text:span></text:span><text:span text:style-name="T9">: The beast with "mouth speaking great things" for 42 months.<text:line-break/></text:span><text:span text:style-name="Strong_20_Emphasis"><text:span text:style-name="T8">OT Reference</text:span></text:span><text:span text:style-name="T9">: Daniel 7:7-8, 23-25: "A beast... with ten horns... And there was given him a mouth speaking great things..." (the Antichrist figure).<text:line-break/></text:span><text:span text:style-name="Strong_20_Emphasis"><text:span text:style-name="T8">Connection</text:span></text:span><text:span text:style-name="T9">: Direct allusion to Daniel’s prophecy of the "little horn" opposing God.</text:span></text:p>
      <text:p text:style-name="Horizontal_20_Line"/>
      <text:h text:style-name="P11" text:outline-level="3"><text:span text:style-name="Strong_20_Emphasis"><text:span text:style-name="T7">10. Revelation 14:1-5 &amp; Ezekiel 9:4</text:span></text:span></text:h>
      <text:p text:style-name="P10"><text:span text:style-name="Strong_20_Emphasis"><text:span text:style-name="T8">Rev 14:1</text:span></text:span><text:span text:style-name="T9">: "The Lamb stood upon the mount Sion, and with him an hundred and forty and four thousand..."<text:line-break/></text:span><text:span text:style-name="Strong_20_Emphasis"><text:span text:style-name="T8">OT Reference</text:span></text:span><text:span text:style-name="T9">: Ezekiel 9:4: "Pass through the midst of the city, through the midst of Jerusalem, and set a mark upon the foreheads of the men that sigh and that cry for all the abominations that be done in the midst </text:span><text:soft-page-break/><text:span text:style-name="T9">thereof."<text:line-break/></text:span><text:span text:style-name="Strong_20_Emphasis"><text:span text:style-name="T8">Connection</text:span></text:span><text:span text:style-name="T9">: The sealed 144,000 represent Israel’s faithful, marked like those in Ezekiel’s vision.</text:span></text:p>
      <text:p text:style-name="Horizontal_20_Line"/>
      <text:h text:style-name="P11" text:outline-level="3"><text:span text:style-name="Strong_20_Emphasis"><text:span text:style-name="T7">11. Revelation 19:13 &amp; Isaiah 63:1-6</text:span></text:span></text:h>
      <text:p text:style-name="P10"><text:span text:style-name="Strong_20_Emphasis"><text:span text:style-name="T8">Rev 19:13</text:span></text:span><text:span text:style-name="T9">: "He was clothed with a vesture dipped in blood."<text:line-break/></text:span><text:span text:style-name="Strong_20_Emphasis"><text:span text:style-name="T8">OT Reference</text:span></text:span><text:span text:style-name="T9">: Isaiah 63:1-2: "Who is this that cometh from Edom... his garments red in his apparel? I that speak in righteousness..."<text:line-break/></text:span><text:span text:style-name="Strong_20_Emphasis"><text:span text:style-name="T8">Connection</text:span></text:span><text:span text:style-name="T9">: Jesus’ triumph over evil mirrors the imagery of the "Redeemer" from Isaiah.</text:span></text:p>
      <text:p text:style-name="Horizontal_20_Line"/>
      <text:h text:style-name="P11" text:outline-level="3"><text:span text:style-name="Strong_20_Emphasis"><text:span text:style-name="T7">12. Revelation 21:1-4 &amp; Isaiah 65:17-25</text:span></text:span></text:h>
      <text:p text:style-name="P10"><text:span text:style-name="Strong_20_Emphasis"><text:span text:style-name="T8">Rev 21:1-4</text:span></text:span><text:span text:style-name="T9">: "There shall be no more death... neither sorrow nor crying any more."<text:line-break/></text:span><text:span text:style-name="Strong_20_Emphasis"><text:span text:style-name="T8">OT Reference</text:span></text:span><text:span text:style-name="T9">: Isaiah 65:17-25: "Behold, I create new heavens and a new earth... they shall build houses, and inhabit them; and they shall plant vineyards, and eat the fruit of them."<text:line-break/></text:span><text:span text:style-name="Strong_20_Emphasis"><text:span text:style-name="T8">Connection</text:span></text:span><text:span text:style-name="T9">: The "New Jerusalem" reflects God’s promise of a perfect, eternal kingdom.</text:span></text:p>
      <text:p text:style-name="Horizontal_20_Line"/>
      <text:h text:style-name="P11" text:outline-level="3"><text:soft-page-break/><text:span text:style-name="Strong_20_Emphasis"><text:span text:style-name="T7">13. Revelation 22:1-2 &amp; Ezekiel 47:12</text:span></text:span></text:h>
      <text:p text:style-name="P10"><text:span text:style-name="Strong_20_Emphasis"><text:span text:style-name="T8">Rev 22:1-2</text:span></text:span><text:span text:style-name="T9">: "The river of the water of life... the tree of life, which bare twelve manner of fruits."<text:line-break/></text:span><text:span text:style-name="Strong_20_Emphasis"><text:span text:style-name="T8">OT Reference</text:span></text:span><text:span text:style-name="T9">: Ezekiel 47:12: "The fruit thereof shall be for meat, and the leaf thereof for medicine."<text:line-break/></text:span><text:span text:style-name="Strong_20_Emphasis"><text:span text:style-name="T8">Connection</text:span></text:span><text:span text:style-name="T9">: The tree of life symbolizes life and healing, rooted in Edenic and prophetic imagery.</text:span></text:p>
      <text:p text:style-name="Horizontal_20_Line"/>
      <text:h text:style-name="P11" text:outline-level="3"><text:span text:style-name="Strong_20_Emphasis"><text:span text:style-name="T7">14. Revelation 22:17 &amp; Isaiah 55:1</text:span></text:span></text:h>
      <text:p text:style-name="P10"><text:span text:style-name="Strong_20_Emphasis"><text:span text:style-name="T8">Rev 22:17</text:span></text:span><text:span text:style-name="T9">: "And the Spirit and the bride say, Come..."<text:line-break/></text:span><text:span text:style-name="Strong_20_Emphasis"><text:span text:style-name="T8">OT Reference</text:span></text:span><text:span text:style-name="T9">: Isaiah 55:1: "Ho, every one that thirsteth, come ye to the waters..."<text:line-break/></text:span><text:span text:style-name="Strong_20_Emphasis"><text:span text:style-name="T8">Connection</text:span></text:span><text:span text:style-name="T9">: An invitation to salvation, echoing Isaiah’s call to seek God.</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ui-sans-serif, system-u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2T10:14:36.642839977</meta:creation-date>
    <dc:title>letter</dc:title>
    <meta:editing-duration>PT1M15S</meta:editing-duration>
    <meta:editing-cycles>4</meta:editing-cycles>
    <meta:generator>LibreOffice/24.8.5.2$Linux_X86_64 LibreOffice_project/480$Build-2</meta:generator>
    <dc:date>2025-04-22T10:51:23.295280453</dc:date>
    <meta:document-statistic meta:table-count="0" meta:image-count="0" meta:object-count="0" meta:page-count="11" meta:paragraph-count="100" meta:word-count="3284" meta:character-count="17611" meta:non-whitespace-character-count="14496"/>
    <meta:template xlink:type="simple" xlink:actuate="onRequest" xlink:title="letter" xlink:href="../../../../../home/aaron/Templates/letter.ott" meta:date="2025-04-22T10:14:35.511426237"/>
  </office:meta>
</office:document-meta>
</file>